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9fb" officeooo:paragraph-rsid="0003e9fb"/>
    </style:style>
    <style:style style:name="P2" style:family="paragraph" style:parent-style-name="Standard">
      <style:text-properties officeooo:rsid="0003e9fb" officeooo:paragraph-rsid="00057c9c"/>
    </style:style>
    <style:style style:name="P3" style:family="paragraph" style:parent-style-name="Standard">
      <style:text-properties officeooo:rsid="00091729" officeooo:paragraph-rsid="00091729"/>
    </style:style>
    <style:style style:name="T1" style:family="text">
      <style:text-properties officeooo:rsid="00057c9c"/>
    </style:style>
    <style:style style:name="T2" style:family="text">
      <style:text-properties officeooo:rsid="000a0596"/>
    </style:style>
    <style:style style:name="T3" style:family="text">
      <style:text-properties officeooo:rsid="000b8d00"/>
    </style:style>
    <style:style style:name="T4" style:family="text">
      <style:text-properties officeooo:rsid="000f9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CNN –(Region CNN) <text:s text:c="2"/>——目标检测（<text:a xlink:type="simple" xlink:href="http://blog.csdn.net/shenxiaolu1984/article/details/51066975" text:style-name="Internet_20_link" text:visited-style-name="Visited_20_Internet_20_Link"><text:span text:style-name="T1">http://blog.csdn.net/shenxiaolu1984/article/details/51066975</text:span></text:a>）</text:p>
      <text:p text:style-name="P2"/>
      <text:p text:style-name="P3">流程：4个步骤：</text:p>
      <text:p text:style-name="P3">一张图像生成1K-2K个候选区域</text:p>
      <text:p text:style-name="P3">对每个候选区域，使用深度网络提取特征</text:p>
      <text:p text:style-name="P3">特征送入每一类的SVM分类器，辨别是否属于该类</text:p>
      <text:p text:style-name="P3">使用回归器精细修正候选框位置</text:p>
      <text:p text:style-name="P3"/>
      <text:p text:style-name="P3"/>
      <text:p text:style-name="P3">候选区域生成<text:span text:style-name="T2">：</text:span></text:p>
      <text:p text:style-name="P3">使用了<text:span text:style-name="T3">Selective Search方法从一张图像生成约2000-3000个候选区域。基本思路如下：</text:span></text:p>
      <text:p text:style-name="P3"><text:s text:c="3"/>使用一种过分割手段，将图像分割成小区域</text:p>
      <text:p text:style-name="P3"><text:s text:c="3"/>查看先有小区域，合并可能性最高的两个区域。重复知道整张图像合并成一个区域位置</text:p>
      <text:p text:style-name="P3"><text:s text:c="3"/>输出所有曾经存在过的区域，所谓候选区域。</text:p>
      <text:p text:style-name="P3"/>
      <text:p text:style-name="P3">合并规则</text:p>
      <text:p text:style-name="P3">优先合并四种区域：</text:p>
      <text:p text:style-name="P3"><text:tab/>颜色（颜色直方图）相近的</text:p>
      <text:p text:style-name="P3"><text:tab/>纹理（梯度直方图）相近的</text:p>
      <text:p text:style-name="P3"><text:tab/>合并后总面积小的（保证合并操作的尺度较为均匀，避免一个大区域陆续‘吃掉’其他小区域）。</text:p>
      <text:p text:style-name="P3"><text:tab/>合并后，总面积在其<text:span text:style-name="T4">BBOX中所占比例大的（保证河滨嗯后形状规则）</text:span></text:p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0:19:47.585647681</meta:creation-date>
    <meta:generator>LibreOffice/5.1.6.2$Linux_X86_64 LibreOffice_project/10m0$Build-2</meta:generator>
    <dc:date>2018-01-16T15:53:37.086972167</dc:date>
    <meta:editing-duration>PT20M15S</meta:editing-duration>
    <meta:editing-cycles>7</meta:editing-cycles>
    <meta:document-statistic meta:table-count="0" meta:image-count="0" meta:object-count="0" meta:page-count="1" meta:paragraph-count="17" meta:word-count="305" meta:character-count="428" meta:non-whitespace-character-count="409"/>
  </office:meta>
</office:document-meta>
</file>